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1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9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33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18pt"/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18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00%" fo:text-align="center" fo:text-indent="0cm"/>
      <style:text-properties fo:font-size="18pt"/>
    </style:style>
    <style:style style:name="P5" style:family="paragraph">
      <style:paragraph-properties fo:margin-left="2.011cm" fo:margin-right="0cm" fo:line-height="100%" fo:text-align="center" fo:text-indent="-1.693cm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>
        <style:tab-stops>
          <style:tab-stop style:position="19.05cm" style:type="right"/>
        </style:tab-stops>
      </style:paragraph-properties>
      <style:text-properties fo:color="#ffffff" fo:font-size="18pt" fo:text-shadow="1pt 1pt" fo:font-weight="normal" style:font-size-asian="24pt" style:font-weight-asian="normal" style:font-size-complex="24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cm" fo:margin-right="0cm" fo:line-height="100%" fo:text-align="center" fo:text-indent="0cm"/>
      <style:text-properties fo:font-size="36pt"/>
    </style:style>
    <style:style style:name="P10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2.062cm" fo:margin-right="0cm" fo:line-height="100%" fo:text-align="center" fo:text-indent="-2.062cm"/>
      <style:text-properties fo:font-size="36pt"/>
    </style:style>
    <style:style style:name="P12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3" style:family="paragraph">
      <style:paragraph-properties fo:margin-left="2.062cm" fo:margin-right="0cm" fo:line-height="100%" fo:text-align="center" fo:text-indent="-2.062cm"/>
      <style:text-properties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ffffff" fo:font-size="18pt" fo:text-shadow="1pt 1pt" fo:font-weight="normal" style:font-size-asian="24pt" style:font-weight-asian="normal" style:font-size-complex="24pt" style:font-weight-complex="normal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4pt" fo:text-shadow="1pt 1pt" fo:font-weight="normal" style:font-size-asian="24pt" style:font-weight-asian="normal" style:font-size-complex="24pt" style:font-weight-complex="normal"/>
    </style:style>
    <style:style style:name="T6" style:family="text">
      <style:text-properties fo:color="#ffffff" style:font-name="Segoe UI" fo:font-size="16pt" fo:text-shadow="1pt 1pt" fo:font-weight="normal" style:font-size-asian="16pt" style:font-weight-asian="normal" style:font-size-complex="16pt" style:font-weight-complex="normal"/>
    </style:style>
    <style:style style:name="T7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22cm" svg:x="1.778cm" svg:y="0.508cm">
          <draw:text-box>
            <text:p text:style-name="P1"><text:span text:style-name="T1">HYMN #583</text:span></text:p>
            <text:p text:style-name="P1"><text:span text:style-name="T2">“</text:span><text:span text:style-name="T2">God Has Spoken by His Prophet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6" draw:layer="layout" svg:width="24.13cm" svg:height="7.469cm" svg:x="1.778cm" svg:y="0.913cm">
          <draw:text-box>
            <text:p text:style-name="P4"><text:span text:style-name="T3">1. </text:span><text:span text:style-name="T4">God has spoken by His prophets,</text:span></text:p>
            <text:p text:style-name="P4"><text:span text:style-name="T4">Spoken His unchanging Word;</text:span></text:p>
            <text:p text:style-name="P4"><text:span text:style-name="T4">Each from age to age proclaiming</text:span></text:p>
            <text:p text:style-name="P5"><text:span text:style-name="T4">God, the one, the righteous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6" draw:layer="layout" svg:width="24.384cm" svg:height="7.947cm" svg:x="1.756cm" svg:y="0.775cm">
          <draw:text-box>
            <text:p text:style-name="P4"><text:span text:style-name="T4">In the world’s despair and turmoil,</text:span></text:p>
            <text:p text:style-name="P4"><text:span text:style-name="T4">One firm anchor holds us fast:</text:span></text:p>
            <text:p text:style-name="P4"><text:span text:style-name="T4">God is king, His throne eternal;</text:span></text:p>
            <text:p text:style-name="P4"><text:span text:style-name="T4">God the first, and God the last.</text:span></text:p>
            <text:p text:style-name="P8"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10" draw:layer="layout" svg:width="24.384cm" svg:height="7.011cm" svg:x="1.778cm" svg:y="0.508cm">
          <draw:text-box>
            <text:p text:style-name="P9"><text:span text:style-name="T3">2. </text:span><text:span text:style-name="T4">God has spoken by Christ Jesus.</text:span></text:p>
            <text:p text:style-name="P9"><text:span text:style-name="T4">Christ, the everlasting Son,</text:span></text:p>
            <text:p text:style-name="P9"><text:span text:style-name="T4">Brightness of the Father’s glory,</text:span></text:p>
            <text:p text:style-name="P9"><text:span text:style-name="T4">With the Father ever 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5" draw:text-style-name="P12" draw:layer="layout" svg:width="24.384cm" svg:height="7.011cm" svg:x="1.778cm" svg:y="0.571cm">
          <draw:text-box>
            <text:p text:style-name="P11"><text:span text:style-name="T4">Spoken by the Word Incarnate,</text:span></text:p>
            <text:p text:style-name="P9"><text:span text:style-name="T4">God of God, before time was;</text:span></text:p>
            <text:p text:style-name="P9"><text:span text:style-name="T4">Light of Light, to earth descending,</text:span></text:p>
            <text:p text:style-name="P9"><text:span text:style-name="T4">He reveals our God to 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5" draw:text-style-name="P12" draw:layer="layout" svg:width="24.384cm" svg:height="7.011cm" svg:x="1.778cm" svg:y="0.571cm">
          <draw:text-box>
            <text:p text:style-name="P11"><text:span text:style-name="T3">3. </text:span><text:span text:style-name="T4">God is speaking by His Spirit,</text:span></text:p>
            <text:p text:style-name="P9"><text:span text:style-name="T4">Speaking to our hearts again,</text:span></text:p>
            <text:p text:style-name="P9"><text:span text:style-name="T4">In the ageless Word declaring</text:span></text:p>
            <text:p text:style-name="P9"><text:span text:style-name="T4">His own message, now as th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6" draw:text-style-name="P15" draw:layer="layout" svg:width="24.384cm" svg:height="13.587cm" svg:x="1.778cm" svg:y="0.891cm">
          <draw:text-box>
            <text:p text:style-name="P13"><text:span text:style-name="T4">Through the rise and fall of nations</text:span></text:p>
            <text:p text:style-name="P4"><text:span text:style-name="T4">One sure faith yet standing fast;</text:span></text:p>
            <text:p text:style-name="P4"><text:span text:style-name="T4">God abides, His Word unchanging;</text:span></text:p>
            <text:p text:style-name="P4"><text:span text:style-name="T4">God the first, and God the last.</text:span></text:p>
            <text:p text:style-name="P14"><text:span text:style-name="T5"><text:line-break/></text:span><text:span text:style-name="T6"> </text:span><text:span text:style-name="T7"><text:s/></text:span><text:span text:style-name="T7">© 1953,</text:span></text:p>
            <text:p text:style-name="P14"><text:span text:style-name="T7"><text:s text:c="2"/></text:span><text:span text:style-name="T7">renewed 1981 The Hymn Society;</text:span></text:p>
            <text:p text:style-name="P14"><text:span text:style-name="T7"><text:s text:c="2"/></text:span><text:span text:style-name="T7">admin. Hope Publishing Co.</text:span></text:p>
            <text:p text:style-name="P14"><text:span text:style-name="T7"><text:s text:c="2"/></text:span><text:span text:style-name="T7">Used by permission:</text:span></text:p>
            <text:p text:style-name="P14"><text:span text:style-name="T7"><text:s text:c="2"/></text:span><text:span text:style-name="T7">LSB Hymn License .NET, no. 100011038.</text:span></text:p>
            <text:p text:style-name="P14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fo:font-size="6.5pt" fo:font-style="normal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5T11:11:12.317000000</meta:creation-date>
    <dc:date>2019-04-24T15:10:46.050000000</dc:date>
    <meta:editing-duration>PT20M16S</meta:editing-duration>
    <meta:editing-cycles>14</meta:editing-cycles>
    <meta:generator>LibreOffice/6.1.5.2$Windows_X86_64 LibreOffice_project/90f8dcf33c87b3705e78202e3df5142b201bd805</meta:generator>
    <meta:document-statistic meta:object-count="42"/>
  </office:meta>
</office:document-meta>
</file>